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loext:graphic-properties draw:fill="solid" draw:fill-color="#ffffff"/>
      <style:paragraph-properties fo:margin-top="0.635cm" fo:margin-bottom="0.423cm" style:contextual-spacing="false" fo:line-height="100%" fo:background-color="#ffffff"/>
      <style:text-properties fo:font-weight="bold" officeooo:paragraph-rsid="001914e7" style:font-weight-asian="bold"/>
    </style:style>
    <style:style style:name="P2" style:family="paragraph" style:parent-style-name="Heading_20_4">
      <loext:graphic-properties draw:fill="solid" draw:fill-color="#ffffff"/>
      <style:paragraph-properties fo:margin-top="0.494cm" fo:margin-bottom="0.423cm" style:contextual-spacing="false" fo:line-height="100%" fo:background-color="#ffffff"/>
      <style:text-properties officeooo:paragraph-rsid="001914e7"/>
    </style:style>
    <style:style style:name="P3" style:family="paragraph" style:parent-style-name="Heading_20_4">
      <loext:graphic-properties draw:fill="solid" draw:fill-color="#ffffff"/>
      <style:paragraph-properties fo:margin-top="0.106cm" fo:margin-bottom="0.141cm" style:contextual-spacing="false" fo:line-height="100%" fo:background-color="#ffffff"/>
      <style:text-properties officeooo:paragraph-rsid="001914e7"/>
    </style:style>
    <style:style style:name="P4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/>
      <style:text-properties fo:color="#24292f" loext:opacity="100%" fo:font-size="10.5pt" officeooo:paragraph-rsid="001914e7" style:font-size-asian="10.5pt" style:font-size-complex="10.5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indent="0cm" style:auto-text-indent="false" fo:background-color="#ffffff"/>
      <style:text-properties fo:color="#24292f" loext:opacity="100%" fo:font-size="10.5pt" officeooo:paragraph-rsid="001914e7" style:font-size-asian="10.5pt" style:font-size-complex="10.5pt"/>
    </style:style>
    <style:style style:name="P6" style:family="paragraph" style:parent-style-name="Standard" style:list-style-name="WWNum3">
      <loext:graphic-properties draw:fill="solid" draw:fill-color="#ffffff"/>
      <style:paragraph-properties fo:margin-left="1.27cm" fo:margin-right="0cm" fo:margin-top="0.106cm" fo:margin-bottom="0cm" style:contextual-spacing="false" fo:line-height="100%" fo:text-indent="-0.635cm" style:auto-text-indent="false" fo:background-color="#ffffff"/>
      <style:text-properties fo:color="#24292f" loext:opacity="100%" fo:font-size="10.5pt" officeooo:rsid="001914e7" officeooo:paragraph-rsid="001914e7" style:font-size-asian="10.5pt" style:font-size-complex="10.5pt"/>
    </style:style>
    <style:style style:name="P7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officeooo:paragraph-rsid="001914e7"/>
    </style:style>
    <style:style style:name="P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1914e7"/>
    </style:style>
    <style:style style:name="P9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style:contextual-spacing="false" fo:text-indent="-0.635cm" style:auto-text-indent="false" fo:background-color="#ffffff"/>
      <style:text-properties officeooo:paragraph-rsid="001914e7"/>
    </style:style>
    <style:style style:name="T1" style:family="text">
      <style:text-properties fo:color="#24292f" loext:opacity="100%" fo:font-size="10.5pt" style:font-size-asian="10.5pt" style:font-size-complex="10.5pt"/>
    </style:style>
    <style:style style:name="T2" style:family="text">
      <style:text-properties fo:color="#24292f" loext:opacity="100%" fo:font-size="10.5pt" officeooo:rsid="001914e7" style:font-size-asian="10.5pt" style:font-size-complex="10.5pt"/>
    </style:style>
    <style:style style:name="T3" style:family="text">
      <style:text-properties officeooo:rsid="001914e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ketxduuukwv"/>MVP</text:p>
      <text:p text:style-name="P4">Nous aurons <text:span text:style-name="T3">2</text:span> versions du projet. :</text:p>
      <text:p text:style-name="P2"><text:bookmark text:name="_1bce1b2k63o1"/>Version 1 </text:p>
      <text:list xml:id="list1391186079" text:style-name="WWNum3">
        <text:list-item>
          <text:p text:style-name="P9"><text:span text:style-name="T1">Une page d'accueil avec </text:span><text:span text:style-name="T2">un formulaire d’inscription et de connexion</text:span></text:p>
        </text:list-item>
        <text:list-item>
          <text:p text:style-name="P7"><text:span text:style-name="T2">Un onglet “mon compte” avec redirection sur une page pour modifier les informations du profil et voir les carnets</text:span></text:p>
        </text:list-item>
      </text:list>
      <text:list xml:id="list1359878303" text:style-name="L1">
        <text:list-header>
          <text:p text:style-name="P8"><text:span text:style-name="T2"/></text:p>
        </text:list-header>
      </text:list>
      <text:p text:style-name="P3"><text:bookmark text:name="_hb3liz30mx40"/>Version 2 </text:p>
      <text:list xml:id="list141059874429611" text:continue-list="list1391186079" text:style-name="WWNum3">
        <text:list-item>
          <text:p text:style-name="P6">un formulaire d’inscriptions des animaux pour crée un carnet personnel </text:p>
        </text:list-item>
        <text:list-item>
          <text:p text:style-name="P6">une page détail du carnet avec possibilité de changer les informations ou d’en ajouter de nouvelle</text:p>
        </text:list-item>
      </text:list>
      <text:p text:style-name="P5"/>
      <text:p text:style-name="P5">Ce site <text:span text:style-name="T3">à pour but de combler une besoin personnel visant a recensé tous les carnets de santé de mes animaux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ListLabel_20_19" style:display-name="ListLabel 19" style:family="text">
      <style:text-properties fo:color="#24292f" loext:opacity="100%" fo:font-size="10.5pt" style:text-underline-style="none" fo:font-weight="bold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4" style:display-name="ListLabel 154" style:family="text">
      <style:text-properties fo:color="#1155cc" loext:opacity="100%" fo:font-size="10.5pt" style:text-underline-style="solid" style:text-underline-width="auto" style:text-underline-color="font-color" style:font-size-asian="10.5pt" style:font-size-complex="10.5pt"/>
    </style:style>
    <style:style style:name="ListLabel_20_100" style:display-name="ListLabel 100" style:family="text">
      <style:text-properties fo:font-size="10.5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4:04:05.326159428</meta:creation-date>
    <dc:date>2022-07-12T14:10:58.911938099</dc:date>
    <meta:editing-duration>PT6M54S</meta:editing-duration>
    <meta:editing-cycles>1</meta:editing-cycles>
    <meta:document-statistic meta:table-count="0" meta:image-count="0" meta:object-count="0" meta:page-count="1" meta:paragraph-count="9" meta:word-count="92" meta:character-count="520" meta:non-whitespace-character-count="437"/>
    <meta:generator>LibreOffice/7.3.3.2$Linux_X86_64 LibreOffice_project/30$Build-2</meta:generator>
  </office:meta>
</office:document-meta>
</file>